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F00000008702899EFA1.png" manifest:media-type="image/png"/>
  <manifest:file-entry manifest:full-path="Pictures/1000000100000F0000000870FB21BEDA.png" manifest:media-type="image/png"/>
  <manifest:file-entry manifest:full-path="Pictures/1000000100000500000002D0C5B6720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New Tai Lue" svg:font-family="'Microsoft New Tai Lu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fill-color="#ffffff" draw:auto-grow-width="true" fo:min-height="2.126cm" fo:min-width="1.175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style:font-name="Microsoft New Tai Lue" fo:font-size="54pt" fo:font-weight="bold" style:font-size-asian="54pt" style:font-weight-asian="bold" style:font-size-complex="54pt" style:font-weight-complex="bold"/>
    </style:style>
    <style:style style:name="P3" style:family="paragraph">
      <style:text-properties style:font-name="Microsoft New Tai Lue"/>
    </style:style>
    <style:style style:name="P4" style:family="paragraph">
      <style:text-properties fo:font-size="54pt"/>
    </style:style>
    <style:style style:name="P5" style:family="paragraph">
      <loext:graphic-properties draw:fill="none" draw:fill-color="#ffffff"/>
      <style:text-properties fo:color="#1c1c1c" loext:opacity="100%" style:font-name="Liberation Sans" fo:font-size="54pt"/>
    </style:style>
    <style:style style:name="P6" style:family="paragraph">
      <style:paragraph-properties fo:text-align="start"/>
      <style:text-properties style:font-name="Microsoft New Tai Lue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1c1c1c" loext:opacity="100%" style:font-name="Liberation Sans" fo:font-size="5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2" draw:text-style-name="P2" draw:layer="layout" svg:width="23.365cm" svg:height="2.629cm" svg:x="1.4cm" svg:y="0.628cm" presentation:class="title" presentation:user-transformed="true">
          <draw:text-box>
            <text:p text:style-name="P2"><text:span text:style-name="T1">Inhalt</text:span></text:p>
          </draw:text-box>
        </draw:frame>
        <draw:frame presentation:style-name="pr3" draw:text-style-name="P3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5" draw:layer="layout" svg:width="1.675cm" svg:height="2.376cm" svg:x="25.146cm" svg:y="-0.102cm">
          <draw:text-box>
            <text:p text:style-name="P4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2" draw:text-style-name="P6" draw:layer="layout" svg:width="23.365cm" svg:height="2.629cm" svg:x="1.4cm" svg:y="0.628cm" presentation:class="title" presentation:placeholder="true" presentation:user-transformed="true">
          <draw:text-box/>
        </draw:frame>
        <draw:frame presentation:style-name="pr3" draw:text-style-name="P3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5" draw:layer="layout" svg:width="1.675cm" svg:height="2.376cm" svg:x="25.146cm" svg:y="-0.102cm">
          <draw:text-box>
            <text:p text:style-name="P4"><text:span text:style-name="T2"><text:page-number>&lt;number&gt;</text:page-number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New Tai Lue" svg:font-family="'Microsoft New Tai Lu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100000F00000008702899EFA1.png" xlink:type="simple" xlink:show="embed" xlink:actuate="onLoad"/>
    <draw:fill-image draw:name="Bitmap_20_2" draw:display-name="Bitmap 2" xlink:href="Pictures/1000000100000500000002D0C5B67204.png" xlink:type="simple" xlink:show="embed" xlink:actuate="onLoad"/>
    <draw:fill-image draw:name="standard_5f_BG" draw:display-name="standard_BG" xlink:href="Pictures/1000000100000F0000000870FB21BED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standard_5f_BG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standard_5f_BG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24T23:11:39.982000000</meta:creation-date>
    <dc:date>2024-11-24T23:20:41.650000000</dc:date>
    <meta:editing-duration>PT7M13S</meta:editing-duration>
    <meta:editing-cycles>5</meta:editing-cycles>
    <meta:generator>LibreOffice/24.8.3.2$Windows_X86_64 LibreOffice_project/48a6bac9e7e268aeb4c3483fcf825c94556d9f92</meta:generator>
    <meta:document-statistic meta:object-count="33"/>
  </office:meta>
</office:document-meta>
</file>